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2" svg:font-family="Tahoma"/>
    <style:font-face style:name="Verdana" svg:font-family="Verdana" style:font-family-generic="swiss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CourierNewPSMT" svg:font-family="CourierNewPSMT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adornments="Bold" style:font-family-generic="swiss" style:font-pitch="variable"/>
    <style:font-face style:name="MingLiU" svg:font-family="MingLiU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5" style:family="table" style:master-page-name="">
      <style:table-properties style:width="6.5313in" fo:margin-left="0.0875in" fo:margin-right="0.0736in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5.A" style:family="table-column">
      <style:table-column-properties style:column-width="2.8458in" style:rel-column-width="28553*"/>
    </style:style>
    <style:style style:name="Table5.B" style:family="table-column">
      <style:table-column-properties style:column-width="3.6854in" style:rel-column-width="36982*"/>
    </style:style>
    <style:style style:name="Table5.A1" style:family="table-cell">
      <style:table-cell-properties style:vertical-align="middle" style:border-line-width-left="0.0007in 0.0347in 0.0007in" style:border-line-width-top="0.0007in 0.0347in 0.0007in" style:border-line-width-bottom="0.0007in 0.0347in 0.0007in" fo:padding="0.0194in" fo:border-left="0.0361in double #808080" fo:border-right="none" fo:border-top="0.0361in double #808080" fo:border-bottom="0.0361in double #808080"/>
    </style:style>
    <style:style style:name="Table5.B1" style:family="table-cell">
      <style:table-cell-properties style:vertical-align="middle" style:border-line-width="0.0007in 0.0347in 0.0007in" fo:padding="0.0194in" fo:border="0.0361in double #808080"/>
    </style:style>
    <style:style style:name="Table5.A2" style:family="table-cell">
      <style:table-cell-properties style:vertical-align="middle" style:border-line-width-left="0.0007in 0.0347in 0.0007in" style:border-line-width-bottom="0.0007in 0.0347in 0.0007in" fo:padding="0.0194in" fo:border-left="0.0361in double #808080" fo:border-right="none" fo:border-top="none" fo:border-bottom="0.0361in double #808080"/>
    </style:style>
    <style:style style:name="Table5.B2" style:family="table-cell">
      <style:table-cell-properties style:vertical-align="middle" style:border-line-width-left="0.0007in 0.0347in 0.0007in" style:border-line-width-right="0.0007in 0.0347in 0.0007in" style:border-line-width-bottom="0.0007in 0.0347in 0.0007in" fo:padding="0.0194in" fo:border-left="0.0361in double #808080" fo:border-right="0.0361in double #808080" fo:border-top="none" fo:border-bottom="0.0361in double #808080"/>
    </style:style>
    <style:style style:name="Table1" style:family="table" style:master-page-name="">
      <style:table-properties style:width="6.5313in" fo:margin-left="0.0875in" fo:margin-right="0.0736in" style:page-number="0" fo:break-before="auto" fo:break-after="auto" table:align="margins" fo:background-color="transparent" fo:keep-with-next="always" style:may-break-between-rows="true" style:writing-mode="page">
        <style:background-image/>
      </style:table-properties>
    </style:style>
    <style:style style:name="Table1.A" style:family="table-column">
      <style:table-column-properties style:column-width="0.9785in" style:rel-column-width="9819*"/>
    </style:style>
    <style:style style:name="Table1.B" style:family="table-column">
      <style:table-column-properties style:column-width="2.5847in" style:rel-column-width="25938*"/>
    </style:style>
    <style:style style:name="Table1.C" style:family="table-column">
      <style:table-column-properties style:column-width="0.8542in" style:rel-column-width="8571*"/>
    </style:style>
    <style:style style:name="Table1.D" style:family="table-column">
      <style:table-column-properties style:column-width="2.1132in" style:rel-column-width="21207*"/>
    </style:style>
    <style:style style:name="Table1.A1" style:family="table-cell">
      <style:table-cell-properties style:vertical-align="middle" style:border-line-width-left="0.0007in 0.0347in 0.0007in" style:border-line-width-top="0.0007in 0.0347in 0.0007in" style:border-line-width-bottom="0.0007in 0.0347in 0.0007in" fo:padding="0.0194in" fo:border-left="0.0361in double #808080" fo:border-right="none" fo:border-top="0.0361in double #808080" fo:border-bottom="0.0361in double #808080"/>
    </style:style>
    <style:style style:name="Table1.D1" style:family="table-cell">
      <style:table-cell-properties style:vertical-align="middle" style:border-line-width="0.0007in 0.0347in 0.0007in" fo:padding="0.0194in" fo:border="0.0361in double #808080"/>
    </style:style>
    <style:style style:name="Table1.A2" style:family="table-cell">
      <style:table-cell-properties style:vertical-align="middle" style:border-line-width-left="0.0007in 0.0347in 0.0007in" style:border-line-width-bottom="0.0007in 0.0347in 0.0007in" fo:padding="0.0194in" fo:border-left="0.0361in double #808080" fo:border-right="none" fo:border-top="none" fo:border-bottom="0.0361in double #808080"/>
    </style:style>
    <style:style style:name="Table1.D2" style:family="table-cell">
      <style:table-cell-properties style:vertical-align="middle" style:border-line-width-left="0.0007in 0.0347in 0.0007in" style:border-line-width-right="0.0007in 0.0347in 0.0007in" style:border-line-width-bottom="0.0007in 0.0347in 0.0007in" fo:padding="0.0194in" fo:border-left="0.0361in double #808080" fo:border-right="0.0361in double #808080" fo:border-top="none" fo:border-bottom="0.0361in double #808080"/>
    </style:style>
    <style:style style:name="Table1.4" style:family="table-row">
      <style:table-row-properties fo:background-color="transparent" style:keep-together="true" fo:keep-together="auto">
        <style:background-image/>
      </style:table-row-properties>
    </style:style>
    <style:style style:name="Table1.B4" style:family="table-cell">
      <style:table-cell-properties style:vertical-align="middle" fo:background-color="transparent" style:border-line-width-left="0.0007in 0.0347in 0.0007in" style:border-line-width-bottom="0.0007in 0.0347in 0.0007in" fo:padding="0.0194in" fo:border-left="0.0361in double #808080" fo:border-right="none" fo:border-top="none" fo:border-bottom="0.0361in double #808080" style:writing-mode="page">
        <style:background-image/>
      </style:table-cell-properties>
    </style:style>
    <style:style style:name="Table3" style:family="table">
      <style:table-properties style:width="6.1875in" fo:margin-left="0.1292in" fo:margin-right="0.3757in" table:align="margins"/>
    </style:style>
    <style:style style:name="Table3.A" style:family="table-column">
      <style:table-column-properties style:column-width="1.7604in" style:rel-column-width="18642*"/>
    </style:style>
    <style:style style:name="Table3.B" style:family="table-column">
      <style:table-column-properties style:column-width="2.2722in" style:rel-column-width="24064*"/>
    </style:style>
    <style:style style:name="Table3.C" style:family="table-column">
      <style:table-column-properties style:column-width="2.1556in" style:rel-column-width="22829*"/>
    </style:style>
    <style:style style:name="Table3.A1" style:family="table-cell">
      <style:table-cell-properties style:vertical-align="middle" style:border-line-width-left="0.0007in 0.0347in 0.0007in" style:border-line-width-top="0.0007in 0.0347in 0.0007in" style:border-line-width-bottom="0.0007in 0.0347in 0.0007in" fo:padding="0.0194in" fo:border-left="0.0361in double #808080" fo:border-right="none" fo:border-top="0.0361in double #808080" fo:border-bottom="0.0361in double #808080"/>
    </style:style>
    <style:style style:name="Table3.C1" style:family="table-cell">
      <style:table-cell-properties style:vertical-align="middle" style:border-line-width="0.0007in 0.0347in 0.0007in" fo:padding="0.0194in" fo:border="0.0361in double #808080"/>
    </style:style>
    <style:style style:name="Table3.A2" style:family="table-cell">
      <style:table-cell-properties style:vertical-align="middle" style:border-line-width-left="0.0007in 0.0347in 0.0007in" style:border-line-width-bottom="0.0007in 0.0347in 0.0007in" fo:padding="0.0194in" fo:border-left="0.0361in double #808080" fo:border-right="none" fo:border-top="none" fo:border-bottom="0.0361in double #808080"/>
    </style:style>
    <style:style style:name="Table3.C2" style:family="table-cell">
      <style:table-cell-properties style:vertical-align="middle" style:border-line-width-left="0.0007in 0.0347in 0.0007in" style:border-line-width-right="0.0007in 0.0347in 0.0007in" style:border-line-width-bottom="0.0007in 0.0347in 0.0007in" fo:padding="0.0194in" fo:border-left="0.0361in double #808080" fo:border-right="0.0361in double #808080" fo:border-top="none" fo:border-bottom="0.0361in double #808080"/>
    </style:style>
    <style:style style:name="Table8" style:family="table" style:master-page-name="">
      <style:table-properties style:width="3.4792in" fo:margin-left="0.1083in" fo:margin-right="3.1049in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8.A" style:family="table-column">
      <style:table-column-properties style:column-width="3.4792in" style:rel-column-width="65535*"/>
    </style:style>
    <style:style style:name="Table8.A1" style:family="table-cell">
      <style:table-cell-properties style:vertical-align="middle" style:border-line-width="0.0007in 0.0347in 0.0007in" fo:padding="0.0194in" fo:border="0.0361in double #808080"/>
    </style:style>
    <style:style style:name="Table8.2" style:family="table-row">
      <style:table-row-properties style:min-row-height="0.3319in"/>
    </style:style>
    <style:style style:name="Table8.A2" style:family="table-cell">
      <style:table-cell-properties style:vertical-align="middle" style:border-line-width-left="0.0007in 0.0347in 0.0007in" style:border-line-width-right="0.0007in 0.0347in 0.0007in" style:border-line-width-bottom="0.0007in 0.0347in 0.0007in" fo:padding="0.0194in" fo:border-left="0.0361in double #808080" fo:border-right="0.0361in double #808080" fo:border-top="none" fo:border-bottom="0.0361in double #808080"/>
    </style:style>
    <style:style style:name="P1" style:family="paragraph" style:parent-style-name="Text_20_body">
      <style:paragraph-properties fo:margin-top="0.1665in" fo:margin-bottom="0.0835in" fo:keep-with-next="always"/>
    </style:style>
    <style:style style:name="P2" style:family="paragraph" style:parent-style-name="Heading_20_4">
      <style:paragraph-properties fo:margin-top="0.1665in" fo:margin-bottom="0.0835in" fo:keep-with-next="always"/>
      <style:text-properties fo:font-size="11.8999996185303pt" style:font-size-asian="11.8999996185303pt" style:font-size-complex="11.8999996185303pt"/>
    </style:style>
    <style:style style:name="P3" style:family="paragraph" style:parent-style-name="Text_20_body_20_indent_20_2">
      <style:text-properties fo:font-size="12pt" style:font-size-asian="12pt" style:font-size-complex="12pt"/>
    </style:style>
    <style:style style:name="P4" style:family="paragraph" style:parent-style-name="Text_20_body_20_indent_20_2">
      <style:text-properties style:font-name="Times New Roman" fo:font-size="12pt" style:font-size-asian="12pt" style:font-size-complex="12pt"/>
    </style:style>
    <style:style style:name="P5" style:family="paragraph" style:parent-style-name="Heading_20_3">
      <style:text-properties fo:font-size="14pt" style:font-size-asian="14pt" style:font-size-complex="14pt"/>
    </style:style>
    <style:style style:name="P6" style:family="paragraph" style:parent-style-name="Table_20_Heading">
      <style:paragraph-properties fo:text-align="center" style:justify-single-word="false"/>
    </style:style>
    <style:style style:name="P7" style:family="paragraph" style:parent-style-name="Table_20_Heading">
      <style:paragraph-properties fo:text-align="center" style:justify-single-word="false"/>
      <style:text-properties fo:color="#000000"/>
    </style:style>
    <style:style style:name="P8" style:family="paragraph" style:parent-style-name="Text_20_body">
      <style:paragraph-properties fo:margin-top="0in" fo:margin-bottom="0.0835in" fo:text-align="start" style:justify-single-word="false" text:number-lines="false" text:line-number="0"/>
    </style:style>
    <style:style style:name="P9" style:family="paragraph" style:parent-style-name="Table_20_Contents">
      <style:paragraph-properties fo:margin-top="0in" fo:margin-bottom="0.0835in" fo:text-align="center" style:justify-single-word="false" text:number-lines="false" text:line-number="0"/>
    </style:style>
    <style:style style:name="P10" style:family="paragraph" style:parent-style-name="Table_20_Contents">
      <style:paragraph-properties fo:margin-top="0in" fo:margin-bottom="0.0835in" fo:text-align="start" style:justify-single-word="false" text:number-lines="false" text:line-number="0"/>
    </style:style>
    <style:style style:name="P11" style:family="paragraph" style:parent-style-name="Table_20_Contents">
      <style:paragraph-properties fo:margin-top="0in" fo:margin-bottom="0.0835in" fo:text-align="start" style:justify-single-word="false" text:number-lines="false" text:line-number="0"/>
      <style:text-properties style:font-name="Times New Roman" fo:font-size="12pt" style:font-size-asian="12pt" style:font-size-complex="12pt"/>
    </style:style>
    <style:style style:name="P12" style:family="paragraph" style:parent-style-name="Table_20_Contents">
      <style:paragraph-properties fo:margin-top="0in" fo:margin-bottom="0.0835in" fo:text-align="center" style:justify-single-word="false" text:number-lines="false" text:line-number="0"/>
      <style:text-properties fo:color="#000000" fo:font-weight="normal" style:font-weight-asian="normal" style:font-weight-complex="normal"/>
    </style:style>
    <style:style style:name="P13" style:family="paragraph" style:parent-style-name="Table_20_Contents">
      <style:paragraph-properties fo:text-align="center" style:justify-single-word="false"/>
    </style:style>
    <style:style style:name="P14" style:family="paragraph" style:parent-style-name="Table_20_Contents">
      <style:paragraph-properties fo:text-align="start" style:justify-single-word="false"/>
    </style:style>
    <style:style style:name="P15" style:family="paragraph" style:parent-style-name="Table_20_Contents">
      <style:paragraph-properties fo:text-align="center" style:justify-single-word="false"/>
      <style:text-properties fo:color="#000000" fo:font-weight="normal" style:font-weight-asian="normal" style:font-weight-complex="normal"/>
    </style:style>
    <style:style style:name="P16" style:family="paragraph" style:parent-style-name="Table_20_Contents">
      <style:paragraph-properties fo:text-align="center" style:justify-single-word="false"/>
      <style:text-properties fo:color="#000000"/>
    </style:style>
    <style:style style:name="P17" style:family="paragraph" style:parent-style-name="Standard">
      <style:paragraph-properties fo:text-align="start" style:justify-single-word="false" style:text-autospace="none"/>
      <style:text-properties style:font-name="Times New Roman" fo:font-size="12pt" style:font-name-asian="Verdana" style:font-size-asian="12pt" style:font-name-complex="Verdana" style:font-size-complex="12pt"/>
    </style:style>
    <style:style style:name="P18" style:family="paragraph" style:parent-style-name="Standard">
      <style:paragraph-properties style:text-autospace="none"/>
      <style:text-properties style:font-name="Times New Roman" fo:font-size="12pt" style:font-size-asian="12pt" style:font-size-complex="12pt"/>
    </style:style>
    <style:style style:name="P19" style:family="paragraph" style:parent-style-name="Heading_20_4" style:master-page-name="">
      <style:paragraph-properties fo:margin-top="0.1665in" fo:margin-bottom="0.0835in" fo:break-before="auto" fo:break-after="auto" fo:keep-with-next="always"/>
      <style:text-properties fo:font-size="11.8999996185303pt" style:font-size-asian="11.8999996185303pt" style:font-size-complex="11.8999996185303pt"/>
    </style:style>
    <style:style style:name="P20" style:family="paragraph" style:parent-style-name="Heading_20_4" style:master-page-name="">
      <style:paragraph-properties fo:break-before="auto" fo:break-after="auto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language="en" fo:country="none" style:font-size-asian="12pt" style:font-size-complex="12pt"/>
    </style:style>
    <style:style style:name="T3" style:family="text">
      <style:text-properties style:font-name="Times New Roman" fo:font-size="12pt" fo:language="en" fo:country="none" style:font-size-asian="12pt" style:font-size-complex="12pt"/>
    </style:style>
    <style:style style:name="T4" style:family="text">
      <style:text-properties style:font-name="Courier New1"/>
    </style:style>
    <style:style style:name="T5" style:family="text">
      <style:text-properties style:font-name="Courier New1" fo:font-weight="normal" style:font-weight-asian="normal" style:font-weight-complex="normal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color="#000000"/>
    </style:style>
    <style:style style:name="T8" style:family="text">
      <style:text-properties style:font-name-asian="Verdana" style:font-name-complex="Verdana"/>
    </style:style>
    <style:style style:name="T9" style:family="text">
      <style:text-properties style:font-name-asian="CourierNewPSMT" style:font-name-complex="CourierNewPSMT"/>
    </style:style>
    <style:style style:name="T10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/>
      <text:h text:style-name="P5" text:outline-level="3">Menuitem</text:h>
      <text:p text:style-name="Text_20_body_20_indent_20_2"><text:span text:style-name="Source_20_Text"><text:span text:style-name="T3">A single choice in a </text:span></text:span><text:span text:style-name="Source_20_Text"><text:span text:style-name="T2">Menupopup</text:span></text:span><text:span text:style-name="Source_20_Text"><text:span text:style-name="T3"> element. It acts much like a button but it is rendered on a menu. </text:span></text:span><text:span text:style-name="Source_20_Text"><text:span text:style-name="T2"><text:s/></text:span></text:span></text:p>
      <text:p text:style-name="Text_20_body_20_indent_20_2"><draw:frame draw:style-name="fr1" draw:name="graphics1" text:anchor-type="paragraph" svg:width="4.1563in" svg:height="1.0209in" draw:z-index="0"><draw:image xlink:href="../images/Menu.png" xlink:type="simple" xlink:show="embed" xlink:actuate="onLoad"/></draw:frame><text:span text:style-name="Source_20_Text"><text:span text:style-name="T2"/></text:span></text:p>
      <text:p text:style-name="Code_20_Indent_20_2">&lt;menu label="File"&gt;</text:p>
      <text:p text:style-name="Code_20_Indent_20_2"><text:tab/>&lt;menupopup&gt;</text:p>
      <text:p text:style-name="Code_20_Indent_20_2"><text:tab/><text:tab/>&lt;menuitem label="New" onClick="alert(self.label)"/&gt;</text:p>
      <text:p text:style-name="Code_20_Indent_20_2"><text:tab/><text:tab/>&lt;menuitem label="Open" onClick="alert(self.label)"/&gt;</text:p>
      <text:p text:style-name="Code_20_Indent_20_2"><text:tab/><text:tab/>&lt;menuitem label="Save" onClick="alert(self.label)"/&gt;</text:p>
      <text:p text:style-name="Code_20_Indent_20_2"><text:tab/><text:tab/>&lt;menuseparator/&gt;</text:p>
      <text:p text:style-name="Code_20_Indent_20_2"><text:tab/><text:tab/>&lt;menuitem label="Exit" onClick="alert(self.label)"/&gt;</text:p>
      <text:p text:style-name="Code_20_Indent_20_2"><text:tab/>&lt;/menupopup&gt;</text:p>
      <text:p text:style-name="Code_20_Indent_20_2">&lt;/menu&gt;</text:p>
      <text:h text:style-name="Heading_20_4" text:outline-level="4">Class Name</text:h>
      <text:p text:style-name="P4"><text:span text:style-name="Source_20_Text">org.zkoss.zul.Menuitem</text:span></text:p>
      <text:h text:style-name="Heading_20_4" text:outline-level="4">Supported Child Components</text:h>
      <text:p text:style-name="P3"><text:span text:style-name="Source_20_Text"><text:span text:style-name="T1">*NONE</text:span></text:span><text:span text:style-name="T4"> </text:span></text:p>
      <text:h text:style-name="P2" text:outline-level="4">Supported Events</text:h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5.A1" office:value-type="string">
              <text:p text:style-name="P6">Event Name</text:p>
            </table:table-cell>
            <table:table-cell table:style-name="Table5.B1" office:value-type="string">
              <text:p text:style-name="P6">Event Type</text:p>
            </table:table-cell>
          </table:table-row>
        </table:table-header-rows>
        <table:table-row>
          <table:table-cell table:style-name="Table5.A2" office:value-type="string">
            <text:p text:style-name="P9"><text:span text:style-name="Source_20_Text">onClick</text:span></text:p>
          </table:table-cell>
          <table:table-cell table:style-name="Table5.B2" office:value-type="string">
            <text:p text:style-name="P10"><text:a xlink:type="simple" xlink:href="../MouseEvent.xml"><text:span text:style-name="Source_20_Text"><text:span text:style-name="T6">org.zkoss.zk.ui.event.MouseEvent</text:span></text:span></text:a></text:p>
            <text:p text:style-name="P11"><text:span text:style-name="T7">Description: </text:span><text:span text:style-name="T8">A menu command is associated with a menu item. There are two ways to associate a</text:span></text:p>
            <text:p text:style-name="P17">command to it: the<text:span text:style-name="Source_20_Text"> onClick</text:span><text:span text:style-name="T9"> </text:span>event and the <text:span text:style-name="Source_20_Text">href</text:span><text:span text:style-name="T9"> </text:span>property. If a event listener is added for a</text:p>
            <text:p text:style-name="P18"><text:span text:style-name="T8">menu item for the </text:span><text:span text:style-name="Source_20_Text">onClick</text:span><text:span text:style-name="T9"> </text:span><text:span text:style-name="T8">event, the listener is invoked when the item is clicked.</text:span></text:p>
          </table:table-cell>
        </table:table-row>
      </table:table>
      <text:h text:style-name="P19" text:outline-level="4">Properties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 office:value-type="string">
              <text:p text:style-name="P6">Property</text:p>
            </table:table-cell>
            <table:table-cell table:style-name="Table1.A1" office:value-type="string">
              <text:p text:style-name="P6">Description</text:p>
            </table:table-cell>
            <table:table-cell table:style-name="Table1.A1" office:value-type="string">
              <text:p text:style-name="P6">Data Type</text:p>
            </table:table-cell>
            <table:table-cell table:style-name="Table1.D1" office:value-type="string">
              <text:p text:style-name="P7">Default Value</text:p>
            </table:table-cell>
          </table:table-row>
        </table:table-header-rows>
        <table:table-row>
          <table:table-cell table:style-name="Table1.A2" office:value-type="string">
            <text:p text:style-name="P13"><text:span text:style-name="Source_20_Text"><text:span text:style-name="T5">value</text:span></text:span></text:p>
          </table:table-cell>
          <table:table-cell table:style-name="Table1.A2" office:value-type="string">
            <text:p text:style-name="P14">The value</text:p>
          </table:table-cell>
          <table:table-cell table:style-name="Table1.A2" office:value-type="string">
            <text:p text:style-name="P13"><text:span text:style-name="Source_20_Text">String</text:span></text:p>
          </table:table-cell>
          <table:table-cell table:style-name="Table1.D2" office:value-type="string">
            <text:p text:style-name="P12"><text:span text:style-name="Source_20_Text">&lt;empty string&gt;</text:span></text:p>
          </table:table-cell>
        </table:table-row>
        <table:table-row>
          <table:table-cell table:style-name="Table1.A2" office:value-type="string">
            <text:p text:style-name="P13"><text:span text:style-name="Source_20_Text"><text:span text:style-name="T4">href</text:span></text:span></text:p>
          </table:table-cell>
          <table:table-cell table:style-name="Table1.A2" office:value-type="string">
            <text:p text:style-name="P14">The target frame or window.</text:p>
          </table:table-cell>
          <table:table-cell table:style-name="Table1.A2" office:value-type="string">
            <text:p text:style-name="P13"><text:span text:style-name="Source_20_Text">String</text:span></text:p>
          </table:table-cell>
          <table:table-cell table:style-name="Table1.D2" office:value-type="string">
            <text:p text:style-name="P16"><text:span text:style-name="Source_20_Text">&lt;null&gt;</text:span></text:p>
          </table:table-cell>
        </table:table-row>
        <table:table-row table:style-name="Table1.4">
          <table:table-cell table:style-name="Table1.A2" office:value-type="string">
            <text:p text:style-name="P13"><text:span text:style-name="Source_20_Text"><text:span text:style-name="T4">Target</text:span></text:span></text:p>
          </table:table-cell>
          <table:table-cell table:style-name="Table1.B4" office:value-type="string">
            <text:p text:style-name="P10">The href</text:p>
          </table:table-cell>
          <table:table-cell table:style-name="Table1.A2" office:value-type="string">
            <text:p text:style-name="P13"><text:span text:style-name="Source_20_Text">String</text:span></text:p>
          </table:table-cell>
          <table:table-cell table:style-name="Table1.D2" office:value-type="string">
            <text:p text:style-name="P15"><text:span text:style-name="Source_20_Text">&lt;null&gt;</text:span></text:p>
          </table:table-cell>
        </table:table-row>
        <table:table-row table:style-name="Table1.4">
          <table:table-cell table:style-name="Table1.A2" office:value-type="string">
            <text:p text:style-name="P13"><text:span text:style-name="Source_20_Text"><text:span text:style-name="T4">autocheck</text:span></text:span></text:p>
          </table:table-cell>
          <table:table-cell table:style-name="Table1.B4" office:value-type="string">
            <text:p text:style-name="P10">Whether the menuitem check mark will update each time the menu item is selected</text:p>
            <text:p text:style-name="P10"><text:span text:style-name="T10">Values</text:span>: <text:span text:style-name="Source_20_Text">true | false</text:span></text:p>
          </table:table-cell>
          <table:table-cell table:style-name="Table1.A2" office:value-type="string">
            <text:p text:style-name="P13"><text:span text:style-name="Source_20_Text">Boolean</text:span></text:p>
          </table:table-cell>
          <table:table-cell table:style-name="Table1.D2" office:value-type="string">
            <text:p text:style-name="P12"><text:span text:style-name="Source_20_Text">false</text:span></text:p>
          </table:table-cell>
        </table:table-row>
        <table:table-row table:style-name="Table1.4">
          <table:table-cell table:style-name="Table1.A2" office:value-type="string">
            <text:p text:style-name="P13"><text:span text:style-name="Source_20_Text"><text:span text:style-name="T4">checked</text:span></text:span></text:p>
          </table:table-cell>
          <table:table-cell table:style-name="Table1.B4" office:value-type="string">
            <text:p text:style-name="P10">Whether it is checked.</text:p>
            <text:p text:style-name="P10"><text:span text:style-name="T10">Values</text:span>: <text:span text:style-name="Source_20_Text">true | false</text:span></text:p>
          </table:table-cell>
          <table:table-cell table:style-name="Table1.A2" office:value-type="string">
            <text:p text:style-name="P13"><text:span text:style-name="Source_20_Text">Boolean</text:span></text:p>
          </table:table-cell>
          <table:table-cell table:style-name="Table1.D2" office:value-type="string">
            <text:p text:style-name="P12"><text:span text:style-name="Source_20_Text">false</text:span></text:p>
          </table:table-cell>
        </table:table-row>
      </table:table>
      <text:h text:style-name="P20" text:outline-level="4">Methods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3.A1" office:value-type="string">
              <text:p text:style-name="Table_20_Heading">Name</text:p>
            </table:table-cell>
            <table:table-cell table:style-name="Table3.A1" office:value-type="string">
              <text:p text:style-name="Table_20_Heading">Description</text:p>
            </table:table-cell>
            <table:table-cell table:style-name="Table3.C1" office:value-type="string">
              <text:p text:style-name="Table_20_Heading">Data Type</text:p>
            </table:table-cell>
          </table:table-row>
        </table:table-header-rows>
        <table:table-row>
          <table:table-cell table:style-name="Table3.A2" office:value-type="string">
            <text:p text:style-name="Table_20_Contents"><text:span text:style-name="Source_20_Text">isTopmost()</text:span></text:p>
          </table:table-cell>
          <table:table-cell table:style-name="Table3.A2" office:value-type="string">
            <text:p text:style-name="Table_20_Contents">Returns whether this is an top-level menu, i.e., not owning by another <text:span text:style-name="Source_20_Text">Menupopup</text:span>.</text:p>
            <text:p text:style-name="Table_20_Contents"><text:span text:style-name="T10">Values</text:span>: true | false</text:p>
          </table:table-cell>
          <table:table-cell table:style-name="Table3.C2" office:value-type="string">
            <text:p text:style-name="P13"><text:span text:style-name="Source_20_Text">boolean</text:span></text:p>
          </table:table-cell>
        </table:table-row>
        <table:table-row>
          <table:table-cell table:style-name="Table3.A2" office:value-type="string">
            <text:p text:style-name="Table_20_Contents"><text:span text:style-name="Source_20_Text">getOuterAttrs()</text:span></text:p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P13"><text:span text:style-name="Source_20_Text">String</text:span></text:p>
          </table:table-cell>
        </table:table-row>
      </table:table>
      <text:h text:style-name="Heading_20_4" text:outline-level="4">Inherited From </text:h>
      <table:table table:name="Table8" table:style-name="Table8">
        <table:table-column table:style-name="Table8.A"/>
        <table:table-header-rows>
          <table:table-row>
            <table:table-cell table:style-name="Table8.A1" office:value-type="string">
              <text:p text:style-name="P6">Inherited From</text:p>
            </table:table-cell>
          </table:table-row>
        </table:table-header-rows>
        <table:table-row table:style-name="Table8.2">
          <table:table-cell table:style-name="Table8.A2" office:value-type="string">
            <text:p text:style-name="P8"><text:a xlink:type="simple" xlink:href="../LabelImageElement.xml"><text:span text:style-name="Source_20_Text">org.zkoss.zul.impl.LabelImageElement</text:span></text:a></text:p>
          </table:table-cell>
        </table:table-row>
        <table:table-row table:style-name="Table8.2">
          <table:table-cell table:style-name="Table8.A2" office:value-type="string">
            <text:p text:style-name="P8"><text:a xlink:type="simple" xlink:href="../LabelElement.xml"><text:span text:style-name="Source_20_Text">org.zkoss.zul.impl.LabelElement</text:span></text:a></text:p>
          </table:table-cell>
        </table:table-row>
        <table:table-row table:style-name="Table8.2">
          <table:table-cell table:style-name="Table8.A2" office:value-type="string">
            <text:p text:style-name="P8"><text:a xlink:type="simple" xlink:href="../../../../home/robbiecheng/prj/zk1/zkdoc/devref/ch4/XulElement.xml"><text:span text:style-name="Source_20_Text">org.zkoss.zul.impl.XulElement</text:span></text:a></text:p>
          </table:table-cell>
        </table:table-row>
        <table:table-row table:style-name="Table8.2">
          <table:table-cell table:style-name="Table8.A2" office:value-type="string">
            <text:p text:style-name="P8"><text:a xlink:type="simple" xlink:href="../../../../home/robbiecheng/prj/zk1/zkdoc/devref/ch4/HtmlBasedComponent.xml"><text:span text:style-name="Source_20_Text">org.zkoss.zk.ui.HtmlBasedComponent</text:span></text:a><text:span text:style-name="Source_20_Text"> </text:span></text:p>
          </table:table-cell>
        </table:table-row>
        <table:table-row table:style-name="Table8.2">
          <table:table-cell table:style-name="Table8.A2" office:value-type="string">
            <text:p text:style-name="P8"><text:a xlink:type="simple" xlink:href="../../../../home/robbiecheng/prj/zk1/zkdoc/devref/ch4/AbstractComponent.xml"><text:span text:style-name="Source_20_Text">org.zkoss.zk.ui.AbstractComponent </text:span></text:a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2" svg:font-family="Tahoma"/>
    <style:font-face style:name="Verdana" svg:font-family="Verdana" style:font-family-generic="swiss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CourierNewPSMT" svg:font-family="CourierNewPSMT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adornments="Bold" style:font-family-generic="swiss" style:font-pitch="variable"/>
    <style:font-face style:name="MingLiU" svg:font-family="MingLiU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TW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MingLiU" style:font-size-asian="12pt" style:language-asian="zh" style:country-asian="TW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Text_20_body_20_indent" style:display-name="Text body indent" style:family="paragraph" style:parent-style-name="Text_20_body" style:class="text">
      <style:paragraph-properties fo:margin-left="0.3937in" fo:margin-right="0in" fo:text-indent="0in" style:auto-text-indent="false"/>
      <style:text-properties fo:font-size="10pt" style:font-size-asian="10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ngLiU" style:font-size-asian="14pt" style:font-name-complex="Tahoma1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_20_indent" style:class="text" style:default-outline-level="3">
      <style:paragraph-properties fo:margin-left="0.3937in" fo:margin-right="0in" fo:margin-top="0.2835in" fo:margin-bottom="0.0827in" fo:line-height="100%" fo:text-align="start" style:justify-single-word="false" fo:text-indent="0in" style:auto-text-indent="false"/>
      <style:text-properties style:font-name="Tahoma" fo:font-size="10.5pt" fo:font-weight="bold" style:font-size-asian="10.5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List" style:family="paragraph" style:parent-style-name="Text_20_body" style:class="list">
      <style:text-properties style:font-name-complex="Tahoma2"/>
    </style:style>
    <style:style style:name="Table_20_Contents" style:display-name="Table Contents" style:family="paragraph" style:parent-style-name="Text_20_body" style:class="extra">
      <style:paragraph-properties fo:text-align="start" style:justify-single-word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#ffffcc" text:number-lines="false" text:line-number="0">
        <style:background-image/>
      </style:paragraph-properties>
      <style:text-properties fo:font-style="normal" fo:font-weight="bold" style:font-style-asian="normal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Table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Preformatted_20_Text" style:display-name="Preformatted Text" style:family="paragraph" style:parent-style-name="Standard" style:class="html">
      <style:paragraph-properties fo:margin-top="0.1965in" fo:margin-bottom="0in"/>
      <style:text-properties style:font-name="Courier New1" fo:font-size="10pt" style:font-name-asian="Courier New1" style:font-size-asian="10pt" style:font-name-complex="Courier New1" style:font-size-complex="10pt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Text_20_body_20_indent_20_2" style:display-name="Text body indent 2" style:family="paragraph" style:parent-style-name="Text_20_body_20_indent" style:class="text">
      <style:paragraph-properties fo:margin-left="0.5902in" fo:margin-right="0in" fo:text-indent="0in" style:auto-text-indent="false"/>
    </style:style>
    <style:style style:name="Code" style:family="paragraph" style:parent-style-name="Text_20_body">
      <style:paragraph-properties fo:margin-left="0.2362in" fo:margin-right="0in" fo:margin-top="0.0398in" fo:margin-bottom="0.0193in" fo:text-align="start" style:justify-single-word="false" fo:orphans="3" fo:text-indent="0in" style:auto-text-indent="false" fo:padding="0.0193in" fo:border-left="0.0008in solid #000000" fo:border-right="0.0008in solid #000000" fo:border-top="0.0008in solid #000000" fo:border-bottom="0.0008in solid #c0c0c0">
        <style:tab-stops>
          <style:tab-stop style:position="0.2362in"/>
          <style:tab-stop style:position="0.472in"/>
          <style:tab-stop style:position="0.7083in"/>
          <style:tab-stop style:position="0.9453in"/>
          <style:tab-stop style:position="1.1811in"/>
          <style:tab-stop style:position="1.4173in"/>
        </style:tab-stops>
      </style:paragraph-properties>
      <style:text-properties style:font-name="Courier New" fo:font-size="9pt" style:font-size-asian="9pt"/>
    </style:style>
    <style:style style:name="Code_20_Indent" style:display-name="Code Indent" style:family="paragraph" style:parent-style-name="Code">
      <style:paragraph-properties fo:margin-left="0.472in" fo:margin-right="0in" fo:margin-top="0.0398in" fo:margin-bottom="0.0193in" fo:text-indent="0in" style:auto-text-indent="false"/>
      <style:text-properties fo:font-size="9pt" style:font-name-asian="Courier New" style:font-size-asian="9pt"/>
    </style:style>
    <style:style style:name="Code_20_Indent_20_2" style:display-name="Code Indent 2" style:family="paragraph" style:parent-style-name="Code_20_Indent">
      <style:paragraph-properties fo:margin-left="0.5902in" fo:margin-right="0in" fo:text-indent="0in" style:auto-text-indent="false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Source_20_Text" style:display-name="Source Text" style:family="text">
      <style:text-properties style:font-name="Courier New1" style:font-name-asian="Courier New1" style:font-name-complex="Courier New1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meta:creation-date>2007-08-27T17:20:11</meta:creation-date>
    <dc:date>2007-09-11T12:38:19</dc:date>
    <dc:language>en-US</dc:language>
    <meta:editing-cycles>204</meta:editing-cycles>
    <meta:editing-duration>PT9H46M51S</meta:editing-duration>
    <meta:user-defined meta:name="Info 1"/>
    <meta:user-defined meta:name="Info 2"/>
    <meta:user-defined meta:name="Info 3"/>
    <meta:user-defined meta:name="Info 4"/>
    <meta:document-statistic meta:table-count="4" meta:image-count="1" meta:object-count="0" meta:page-count="2" meta:paragraph-count="67" meta:word-count="208" meta:character-count="1494"/>
  </office:meta>
</office:document-meta>
</file>